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64926F97C86A021167.png" manifest:media-type="image/png"/>
  <manifest:file-entry manifest:full-path="Pictures/10000000000004B0000002A3EEB15E20FC611078.jpg" manifest:media-type="image/jpeg"/>
  <manifest:file-entry manifest:full-path="Pictures/100002010000064000000336C59E1260491C38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60pt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Carlito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text-position="super 58%" style:font-name="Carlito" fo:font-size="24pt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style:text-position="super 58%" style:font-name="Carlito" fo:font-size="24pt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style:text-position="super 58%" style:font-name="Carlito" fo:font-size="14pt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STALACIÓN DE WINDOWS 7</text:p>
      <text:p text:style-name="P2"/>
      <text:p text:style-name="P2"/>
      <text:p text:style-name="P2"/>
      <text:p text:style-name="P2"/>
      <text:p text:style-name="P2"><draw:frame draw:style-name="fr1" draw:name="Imagen1" text:anchor-type="paragraph" svg:width="17cm" svg:height="9.562cm" draw:z-index="0"><draw:image xlink:href="Pictures/10000000000004B0000002A3EEB15E20FC61107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ablo Herrán Castrillo</text:p>
      <text:p text:style-name="P3">DA1D1</text:p>
      <text:p text:style-name="P4"><draw:frame draw:style-name="fr1" draw:name="Imagen2" text:anchor-type="paragraph" svg:width="17cm" svg:height="8.733cm" draw:z-index="1"><draw:image xlink:href="Pictures/100002010000064000000336C59E1260491C385A.png" xlink:type="simple" xlink:show="embed" xlink:actuate="onLoad"/></draw:frame><text:soft-page-break/></text:p>
      <text:p text:style-name="P4"><draw:frame draw:style-name="fr1" draw:name="Imagen3" text:anchor-type="paragraph" svg:width="17cm" svg:height="9.222cm" draw:z-index="2"><draw:image xlink:href="Pictures/100002010000064000000364926F97C86A021167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6:53:20.658129115</meta:creation-date>
    <dc:date>2019-11-11T17:01:08.712157648</dc:date>
    <meta:editing-duration>PT7M52S</meta:editing-duration>
    <meta:editing-cycles>1</meta:editing-cycles>
    <meta:document-statistic meta:table-count="0" meta:image-count="3" meta:object-count="0" meta:page-count="2" meta:paragraph-count="3" meta:word-count="8" meta:character-count="51" meta:non-whitespace-character-count="46"/>
    <meta:generator>LibreOffice/6.0.7.3$Linux_X86_64 LibreOffice_project/00m0$Build-3</meta:generator>
  </office:meta>
</office:document-meta>
</file>